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aree" svg:font-family="Wa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e86ae" draw:textarea-horizontal-align="justify" draw:textarea-vertical-align="middle" draw:auto-grow-height="false" fo:min-height="1.25cm" fo:min-width="9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outline1">
      <style:graphic-properties fo:min-height="9.75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fo:font-style="italic" style:font-size-asian="16.5pt" style:font-style-asian="italic" style:font-size-complex="16.5pt" style:font-style-complex="italic"/>
    </style:style>
    <style:style style:name="P3" style:family="paragraph">
      <loext:graphic-properties draw:fill-color="#ffffff"/>
      <style:paragraph-properties style:writing-mode="lr-tb"/>
      <style:text-properties fo:font-size="16.5pt" fo:font-style="italic" style:font-size-asian="16.5pt" style:font-style-asian="italic" style:font-size-complex="16.5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8e86a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  <style:text-properties fo:font-style="normal" style:font-style-asian="normal" style:font-style-complex="normal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.301cm" fo:text-align="start" fo:text-indent="0cm" style:text-autospace="ideograph-alpha" style:punctuation-wrap="hanging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8% 58%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text-position="-8% 58%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Waree" fo:font-size="19.5pt" fo:font-style="normal" fo:text-shadow="none" style:text-underline-style="none" fo:font-weight="normal" style:letter-kerning="true" style:font-name-asian="Waree" style:font-size-asian="19.5pt" style:font-style-asian="normal" style:font-weight-asian="normal" style:font-name-complex="Waree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-8% 58%" fo:font-weight="normal" style:font-weight-asian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QSC Presentation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 text:style-name="P2"><text:span text:style-name="T1">Shubham Mishra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stractions</text:p>
          </draw:text-box>
        </draw:frame>
        <draw:custom-shape draw:style-name="gr2" draw:text-style-name="P6" draw:layer="layout" svg:width="9.5cm" svg:height="1.5cm" svg:x="9cm" svg:y="7.5cm">
          <text:p text:style-name="P5">TLC and TSB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5cm" svg:height="1.5cm" svg:x="9cm" svg:y="11.5cm">
          <text:p text:style-name="P5">Asynchronous 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5cm" svg:height="1.5cm" svg:x="9cm" svg:y="4cm">
          <text:p text:style-name="P5">QSC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3.5cm" svg:y1="11.5cm" svg:x2="13.5cm" svg:y2="9cm">
          <text:p/>
        </draw:line>
        <draw:line draw:style-name="gr4" draw:text-style-name="P7" draw:layer="layout" svg:x1="13.5cm" svg:y1="7.5cm" svg:x2="13.5cm" svg:y2="5.5cm">
          <text:p/>
        </draw:line>
        <draw:frame draw:style-name="gr5" draw:text-style-name="P9" draw:layer="layout" svg:width="4.5cm" svg:height="1.725cm" svg:x="14cm" svg:y="9.5cm">
          <draw:text-box>
            <text:p text:style-name="P8"><text:span text:style-name="T2">Broadcast, Unicast</text:span></text:p>
          </draw:text-box>
        </draw:frame>
        <draw:frame draw:style-name="gr6" draw:text-style-name="P9" draw:layer="layout" svg:width="8cm" svg:height="1.725cm" svg:x="14cm" svg:y="6cm">
          <draw:text-box>
            <text:p text:style-name="P8"><text:span text:style-name="T2">(R, B) ← Broadcast(m)</text:span></text:p>
          </draw:text-box>
        </draw:frame>
        <draw:frame draw:style-name="gr7" draw:text-style-name="P11" draw:layer="layout" svg:width="9cm" svg:height="2.717cm" svg:x="4.5cm" svg:y="9.283cm">
          <draw:text-box>
            <text:p text:style-name="P10"><text:span text:style-name="T3">- Guaranteed eventual delivery to non-failing nodes</text:span></text:p>
            <text:p text:style-name="P10"><text:span text:style-name="T3"/></text:p>
            <text:p text:style-name="P10"><text:span text:style-name="T3">- Pair-wise in-order channels</text:span></text:p>
          </draw:text-box>
        </draw:frame>
        <draw:frame draw:style-name="gr5" draw:text-style-name="P12" draw:layer="layout" svg:width="6cm" svg:height="1.484cm" svg:x="7.5cm" svg:y="6cm">
          <draw:text-box>
            <text:p><text:span text:style-name="T3">- Lock-step </text:span><text:span text:style-name="T3">synchrony</text:span></text:p>
            <text:p><text:span text:style-name="T3">- TSB(t</text:span><text:span text:style-name="T4">r</text:span><text:span text:style-name="T3">, t</text:span><text:span text:style-name="T4">b</text:span><text:span text:style-name="T3">, t</text:span><text:span text:style-name="T4">s</text:span><text:span text:style-name="T3">)</text:span> </text:p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Threshold Synchronous Broadcast (TSB)</text:p>
          </draw:text-box>
        </draw:frame>
        <draw:frame presentation:style-name="pr7" draw:text-style-name="P13" draw:layer="layout" svg:width="25.5cm" svg:height="9.75cm" svg:x="1cm" svg:y="4cm" presentation:class="outline" presentation:user-transformed="true">
          <draw:text-box>
            <text:list text:style-name="L3">
              <text:list-item>
                <text:p text:style-name="P13"><text:span text:style-name="T5">Provides an API for Broadcasting a message to all other nodes.</text:span></text:p>
              </text:list-item>
              <text:list-item>
                <text:p text:style-name="P13"><text:span text:style-name="T6">Lock-step synchrony: </text:span><text:span text:style-name="T5">If all nodes are running the same code, calls to Broadcast(m) will happen in a single logical time step (or at most one time step ahead).</text:span></text:p>
              </text:list-item>
              <text:list-item>
                <text:p text:style-name="P13"><text:span text:style-name="T5">Broadcast(m) returns two sets (R, B).</text:span></text:p>
              </text:list-item>
              <text:list-item>
                <text:p text:style-name="P13"><text:span text:style-name="T5">R is the receive set, containing messages received by the current node after it has broadcast its own message m, </text:span><text:span text:style-name="T7">in the same time step.</text:span></text:p>
              </text:list-item>
              <text:list-item>
                <text:p text:style-name="P13"><text:span text:style-name="T8">B is the broadcast set, containing messages that have been broadcast to over a threshold number of no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TSB(t<text:span text:style-name="T9">r</text:span>, t<text:span text:style-name="T9">b</text:span>, t<text:span text:style-name="T9">s</text:span>)</text:p>
          </draw:text-box>
        </draw:frame>
        <draw:frame presentation:style-name="pr7" draw:text-style-name="P13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 text:style-name="P13"><text:span text:style-name="T5">These are the guarantees that a particular setting of TSB will provide.</text:span></text:p>
              </text:list-item>
              <text:list-item>
                <text:p text:style-name="P13"><text:span text:style-name="T5"/></text:p>
              </text:list-item>
            </text:list>
            <text:list text:style-name="L1">
              <text:list-item>
                <text:p text:style-name="P15"><text:span text:style-name="T10">In R, there are messages from at least t</text:span><text:span text:style-name="T11">r</text:span><text:span text:style-name="T12"> nodes. In one time step, there </text:span><text:span text:style-name="T12">is only one new message sent by a node. So this implies |R| </text:span><text:span text:style-name="T13">≥</text:span><text:span text:style-name="T12"> </text:span><text:span text:style-name="T14">t</text:span><text:span text:style-name="T15">r.</text:span></text:p>
              </text:list-item>
              <text:list-item>
                <text:p text:style-name="P15"><text:span text:style-name="T14">In B, there are messages from at least t</text:span><text:span text:style-name="T15">b</text:span><text:span text:style-name="T14"> nodes.</text:span></text:p>
              </text:list-item>
              <text:list-item>
                <text:p text:style-name="P15"><text:span text:style-name="T14">Each message in B has been received by t</text:span><text:span text:style-name="T15">s</text:span><text:span text:style-name="T14"> nodes.</text:span></text:p>
              </text:list-item>
              <text:list-item>
                <text:p text:style-name="P16"><text:span text:style-name="T14">TSB(t</text:span><text:span text:style-name="T15">r</text:span><text:span text:style-name="T14">, t</text:span><text:span text:style-name="T15">b</text:span><text:span text:style-name="T14">, n) is called </text:span><text:span text:style-name="T16">Full spread TSB</text:span><text:span text:style-name="T14">. Here every message in the </text:span><text:span text:style-name="T14">broadcast set will be received by all the no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Understanding the Broadcast set</text:p>
          </draw:text-box>
        </draw:frame>
        <draw:frame presentation:style-name="pr7" draw:text-style-name="P13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3"><text:span text:style-name="T5">A node i’s own message may or may not be part of B. It depends </text:span><text:span text:style-name="T5">whether it has reached t</text:span><text:span text:style-name="T15">s</text:span><text:span text:style-name="T14"> nodes or not.</text:span></text:p>
              </text:list-item>
              <text:list-item>
                <text:p text:style-name="P13"><text:span text:style-name="T14">A message in B, will also be in R (provided if not own message)</text:span></text:p>
              </text:list-item>
              <text:list-item>
                <text:p text:style-name="P13"><text:span text:style-name="T14">The exact way in which the we keep count as to by how many nodes the </text:span><text:span text:style-name="T14">message has been received is not specified in the high level definition. </text:span><text:span text:style-name="T14">This is made clear in the TLC algorithms. </text:span><text:span text:style-name="T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Que Sera Consensus (QSC)</text:p>
          </draw:text-box>
        </draw:frame>
        <draw:frame presentation:style-name="pr7" draw:text-style-name="P13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 text:style-name="P13"><text:span text:style-name="T5">There are 4 associated algorithms that are needed to define QSC.</text:span></text:p>
              </text:list-item>
            </text:list>
            <text:list text:style-name="L5">
              <text:list-item>
                <text:p text:style-name="P13"><text:span text:style-name="T5"><text:s/></text:span><text:span text:style-name="T6">ChooseMessage: </text:span><text:span text:style-name="T5">Choose a message from application above QSC to </text:span><text:span text:style-name="T5">commit in the current round.</text:span></text:p>
              </text:list-item>
              <text:list-item>
                <text:p text:style-name="P13"><text:span text:style-name="T5"><text:s/></text:span><text:span text:style-name="T6">Deliver: </text:span><text:span text:style-name="T5">Show the finally committed message to the application.</text:span></text:p>
              </text:list-item>
              <text:list-item>
                <text:p text:style-name="P13"><text:span text:style-name="T5"><text:s/></text:span><text:span text:style-name="T6">RandomValue: </text:span><text:span text:style-name="T5">A node private RNG </text:span><text:span text:style-name="T17">(In C, rand() will work here)</text:span></text:p>
              </text:list-item>
              <text:list-item>
                <text:p text:style-name="P13"><text:span text:style-name="T5"><text:s/></text:span><text:span text:style-name="T6">Broadcast: </text:span><text:span text:style-name="T5">This is provided by a </text:span><text:span text:style-name="T18">full spread</text:span><text:span text:style-name="T5"> TSB service.</text:span></text:p>
              </text:list-item>
            </text:list>
            <text:p text:style-name="P13"><text:span text:style-name="T5"/></text:p>
            <text:p text:style-name="P13"><text:span text:style-name="T5">QSC commits full histories (ie, a log) at a time. To prevent increasing </text:span><text:span text:style-name="T5">message sizes, the current head of the log may store the previous entries </text:span><text:span text:style-name="T5">hash with it. Then we will only need to transmit the current (uncommitted) </text:span><text:span text:style-name="T5">hea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user-transformed="true">
          <draw:text-box>
            <text:p>Proposals, Priorities and Best History</text:p>
          </draw:text-box>
        </draw:frame>
        <draw:frame presentation:style-name="pr7" draw:text-style-name="P13" draw:layer="layout" svg:width="25.5cm" svg:height="9.75cm" svg:x="1cm" svg:y="3.75cm" presentation:class="outline">
          <draw:text-box>
            <text:list text:style-name="L3">
              <text:list-item>
                <text:p text:style-name="P13"><text:span text:style-name="T5">The triplet &lt;proposal i, m, r&gt; is called a proposal and represents an </text:span><text:span text:style-name="T5">uncommitted message m from node i with random priority r.</text:span></text:p>
              </text:list-item>
              <text:list-item>
                <text:p text:style-name="P13"><text:span text:style-name="T5">A history consists of committed messages and then some proposals. (There </text:span><text:span text:style-name="T5">can be multiple proposals)</text:span></text:p>
              </text:list-item>
              <text:list-item>
                <text:p text:style-name="P13"><text:span text:style-name="T5">The priority of a history is the priority of the last proposal in it.</text:span></text:p>
              </text:list-item>
              <text:list-item>
                <text:p text:style-name="P13"><text:span text:style-name="T5">In a set H, an history h is the best, if it’s priority is the highest. There can be </text:span><text:span text:style-name="T5">multiple best histories in a set.</text:span></text:p>
              </text:list-item>
              <text:list-item>
                <text:p text:style-name="P13"><text:span text:style-name="T5">A uniquely best history is that whose priority is singly the highest among all </text:span><text:span text:style-name="T5">in a set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aree" svg:font-family="Wa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17:49:07.306417220</meta:creation-date>
    <meta:editing-duration>PT6M19S</meta:editing-duration>
    <meta:editing-cycles>2</meta:editing-cycles>
    <meta:generator>LibreOffice/7.1.2.2$Linux_X86_64 LibreOffice_project/10$Build-2</meta:generator>
    <dc:title>Alizarin</dc:title>
    <dc:date>2021-05-22T21:14:38.359781094</dc:date>
    <meta:document-statistic meta:object-count="74"/>
  </office:meta>
</office:document-meta>
</file>